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Standard">
      <style:text-properties officeooo:paragraph-rsid="10435a16"/>
    </style:style>
    <style:style style:name="P91" style:family="paragraph" style:parent-style-name="Standard">
      <style:text-properties officeooo:paragraph-rsid="1047d1d0"/>
    </style:style>
    <style:style style:name="P92" style:family="paragraph" style:parent-style-name="Standard">
      <style:text-properties officeooo:rsid="10048e31" officeooo:paragraph-rsid="104e2670"/>
    </style:style>
    <style:style style:name="P93" style:family="paragraph" style:parent-style-name="Footnote">
      <style:text-properties officeooo:paragraph-rsid="106e520e"/>
    </style:style>
    <style:style style:name="P94" style:family="paragraph" style:parent-style-name="Footnote">
      <style:text-properties officeooo:paragraph-rsid="10762a52" fo:background-color="transparent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font-size="10pt" style:font-size-asian="10pt" style:font-size-complex="10pt"/>
    </style:style>
    <style:style style:name="T23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4" style:family="text">
      <style:text-properties style:text-line-through-style="none" style:text-line-through-type="none" style:font-name="Liberation Sans" style:text-underline-style="none" officeooo:rsid="0673d7fc"/>
    </style:style>
    <style:style style:name="T24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4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7" style:family="text">
      <style:text-properties style:text-line-through-style="none" style:text-line-through-type="none" style:font-name="Liberation Sans" style:text-underline-style="none" officeooo:rsid="0b0f3a36"/>
    </style:style>
    <style:style style:name="T248" style:family="text">
      <style:text-properties fo:language="en" fo:country="GB"/>
    </style:style>
    <style:style style:name="T24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fo:language="en" fo:country="GB" officeooo:rsid="0f28d107"/>
    </style:style>
    <style:style style:name="T25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language="en" fo:country="GB" officeooo:rsid="0fed6741"/>
    </style:style>
    <style:style style:name="T253" style:family="text">
      <style:text-properties style:font-name="Liberation Mono" fo:font-size="11pt" style:font-size-asian="11pt" style:font-size-complex="11pt"/>
    </style:style>
    <style:style style:name="T254" style:family="text">
      <style:text-properties style:font-name="Liberation Mono" fo:font-size="8pt" style:font-size-asian="8pt" style:font-size-complex="8pt" loext:padding="0.049cm" loext:border="0.31pt solid #000000"/>
    </style:style>
    <style:style style:name="T25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56" style:family="text">
      <style:text-properties officeooo:rsid="102b859b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1035cc54" style:font-weight-asian="bold" style:font-weight-complex="bold"/>
    </style:style>
    <style:style style:name="T259" style:family="text">
      <style:text-properties fo:font-weight="bold" officeooo:rsid="103b85c2" style:font-weight-asian="bold" style:font-weight-complex="bold"/>
    </style:style>
    <style:style style:name="T260" style:family="text">
      <style:text-properties officeooo:rsid="1035cc54"/>
    </style:style>
    <style:style style:name="T26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5"><text:span text:style-name="Strong_20_Emphasis"><text:span text:style-name="T146">Checklist for installing</text:span></text:span><text:span text:style-name="T183"> </text:span><text:span text:style-name="T183"><text:user-field-get text:name="Distro">Debian</text:user-field-get></text:span><text:span text:style-name="T184"><text:s/></text:span><text:span text:style-name="T184"><text:user-field-get text:name="Version">12</text:user-field-get></text:span><text:span text:style-name="T184"><text:s/></text:span><text:span text:style-name="T187">LTS</text:span><text:span text:style-name="T185"><text:note text:id="ftn1" text:note-class="footnote"><text:note-citation>1</text:note-citation><text:note-body><text:p text:style-name="P32"><text:span text:style-name="T170">L</text:span><text:span text:style-name="T171">TS stands for Long-Term Support, and this </text:span><text:span text:style-name="T178">June</text:span><text:span text:style-name="T172"> </text:span><text:span text:style-name="Strong_20_Emphasis"><text:span text:style-name="T99"><text:user-field-get text:name="Releaseyear">2023</text:user-field-get></text:span></text:span><text:span text:style-name="T174"><text:s/></text:span><text:span text:style-name="T179"><text:user-field-get text:name="Distro">Debian</text:user-field-get></text:span><text:span text:style-name="T180"><text:s/></text:span><text:span text:style-name="T180"><text:user-field-get text:name="Version">12</text:user-field-get></text:span><text:span text:style-name="T180"><text:s/></text:span><text:span text:style-name="T182">LTS</text:span><text:span text:style-name="T172"> </text:span><text:span text:style-name="T181"><text:user-field-get text:name="Edition">Desktop</text:user-field-get></text:span><text:span text:style-name="T172"><text:s/></text:span><text:span text:style-name="T173">(</text:span><text:span text:style-name="T171">codenamed</text:span><text:span text:style-name="T173"> </text:span><text:span text:style-name="T177">bookworm</text:span><text:span text:style-name="T173">) </text:span><text:span text:style-name="T171">will be </text:span><text:span text:style-name="T176">supported</text:span><text:span text:style-name="T171"> for five years until </text:span><text:span text:style-name="T178">June</text:span><text:span text:style-name="T172"> </text:span><text:span text:style-name="T170">202</text:span><text:span text:style-name="T178">8</text:span><text:span text:style-name="T175">.</text:span></text:p></text:note-body></text:note></text:span><text:span text:style-name="T186"> </text:span><text:span text:style-name="T186"><text:user-field-get text:name="Edition">Desktop</text:user-field-get></text:span><text:span text:style-name="T188">.</text:span></text:p>
      <text:p text:style-name="P50"/>
      <text:p text:style-name="P48"><text:span text:style-name="T17">Fill in the </text:span><text:span text:style-name="Strong_20_Emphasis"><text:span text:style-name="T235"><text:s/></text:span></text:span><text:span text:style-name="Strong_20_Emphasis"><text:span text:style-name="T236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49">user</text:span></text:span><text:span text:style-name="T196"><text:tab/><text:tab/></text:span><text:span text:style-name="T195"> <text:tab/><text:tab/><text:tab/></text:span><text:span text:style-name="T197"><draw:control text:anchor-type="as-char" svg:y="-0.4cm" draw:z-index="11" draw:name="Gebruiker 2" draw:style-name="gr2" draw:text-style-name="P101" svg:width="6.4cm" svg:height="0.6cm" draw:control="control12"><svg:title>Gebruiker</svg:title><svg:desc>Volledige naam, bijv. Jan Stek</svg:desc></draw:control></text:span><text:span text:style-name="T197"><text:tab/></text:span><text:span text:style-name="T198">[</text:span><text:span text:style-name="T199">full </text:span><text:span text:style-name="T191">na</text:span><text:span text:style-name="T192">me,</text:span><text:span text:style-name="T191"> </text:span><text:span text:style-name="T192">e.g.</text:span><text:span text:style-name="T191"> </text:span><text:span text:style-name="T193">J</text:span><text:span text:style-name="T206">a</text:span><text:span text:style-name="T193">n </text:span><text:span text:style-name="T206">Jansen</text:span><text:span text:style-name="T207">]</text:span></text:p>
      <text:p text:style-name="P56"><text:span text:style-name="Definition"><text:span text:style-name="T190">USER</text:span></text:span><text:span text:style-name="Definition"><text:span text:style-name="T248">na</text:span></text:span><text:span text:style-name="Definition"><text:span text:style-name="T250">me</text:span></text:span><text:span text:style-name="T189"><text:tab/><text:tab/><text:tab/></text:span><text:span text:style-name="T189"><draw:control text:anchor-type="as-char" svg:y="-0.4cm" draw:z-index="12" draw:name="Gberuikersnaam 2" draw:style-name="gr2" draw:text-style-name="P101" svg:width="6.4cm" svg:height="0.6cm" draw:control="control13"><svg:title>Gebruikersnaam</svg:title><svg:desc>Korte naam, bijv. jan</svg:desc></draw:control></text:span><text:span text:style-name="T18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47">j</text:span><text:span text:style-name="T148">a</text:span><text:span text:style-name="T147">n</text:span><text:span text:style-name="T149">]</text:span></text:p>
      <text:p text:style-name="P51"><text:span text:style-name="Definition"><text:span text:style-name="T248">COMPUTERNA</text:span></text:span><text:span text:style-name="Definition"><text:span text:style-name="T250">me</text:span></text:span><text:span text:style-name="T208"><text:tab/></text:span><text:span text:style-name="T248"><draw:control text:anchor-type="as-char" svg:y="-0.4cm" draw:z-index="13" draw:name="Computernaam 1" draw:style-name="gr2" draw:text-style-name="P101" svg:width="6.4cm" svg:height="0.6cm" draw:control="control14"><svg:title>Computernaam</svg:title><svg:desc>Unieke naam van de computer</svg:desc></draw:control></text:span><text:span text:style-name="T248"><text:tab/></text:span><text:span text:style-name="T211">[</text:span><text:span text:style-name="T209">na</text:span><text:span text:style-name="T212">me of the</text:span><text:span text:style-name="T209"> compute</text:span><text:span text:style-name="T210">r, </text:span><text:span text:style-name="T212">e.g.</text:span><text:span text:style-name="T213"> </text:span><text:span text:style-name="T214">pc02</text:span><text:span text:style-name="T211">]</text:span></text:p>
      <text:p text:style-name="P54"><text:span text:style-name="Definition"><text:span text:style-name="T216">USER</text:span></text:span><text:span text:style-name="T215"><text:tab/><text:tab/></text:span><text:span text:style-name="T195"> <text:tab/><text:tab/><text:tab/></text:span><text:span text:style-name="T197"><draw:control text:anchor-type="as-char" svg:y="-0.4cm" draw:z-index="14" draw:name="Gebruiker 3" draw:style-name="gr2" draw:text-style-name="P101" svg:width="6.4cm" svg:height="0.6cm" draw:control="control15"><svg:title>Gebruiker</svg:title><svg:desc>Volledige naam, bijv. Jan Stek</svg:desc></draw:control></text:span><text:span text:style-name="T197"><text:tab/></text:span><text:span text:style-name="T198">[</text:span><text:span text:style-name="T200">full </text:span><text:span text:style-name="T201">na</text:span><text:span text:style-name="T202">me</text:span><text:span text:style-name="T201"> possibly </text:span><text:span text:style-name="T203">addit</text:span><text:span text:style-name="T205">i</text:span><text:span text:style-name="T203">onal </text:span><text:span text:style-name="T204">user</text:span><text:span text:style-name="T194">]</text:span></text:p>
      <text:p text:style-name="P91"><text:span text:style-name="Definition"><text:span text:style-name="T216">USERN</text:span></text:span><text:span text:style-name="Definition"><text:span text:style-name="T217">a</text:span></text:span><text:span text:style-name="Definition"><text:span text:style-name="T218">me</text:span></text:span><text:span text:style-name="Definition"><text:span text:style-name="T222"><text:tab/><text:tab/><text:tab/></text:span></text:span><text:span text:style-name="T189"><draw:control text:anchor-type="as-char" svg:y="-0.4cm" draw:z-index="15" draw:name="Gberuikersnaam 3" draw:style-name="gr2" draw:text-style-name="P101" svg:width="6.4cm" svg:height="0.6cm" draw:control="control16"><svg:title>Gebruikersnaam</svg:title><svg:desc>Korte naam, bijv. jan</svg:desc></draw:control></text:span><text:span text:style-name="T189"><text:tab/></text:span><text:span text:style-name="T220">[</text:span><text:span text:style-name="T221">user</text:span><text:span text:style-name="T219"> </text:span><text:span text:style-name="T224">na</text:span><text:span text:style-name="T225">me</text:span><text:span text:style-name="T224"> possibly </text:span><text:span text:style-name="T226">addit</text:span><text:span text:style-name="T228">i</text:span><text:span text:style-name="T226">onal </text:span><text:span text:style-name="T227">user</text:span><text:span text:style-name="T223">]</text:span></text:p>
      <text:p text:style-name="P51"><text:span text:style-name="T150">Replace the </text:span><text:span text:style-name="T162">underlined</text:span><text:span text:style-name="T150"> words in this checklist with those in the </text:span><text:span text:style-name="Strong_20_Emphasis"><text:span text:style-name="T33">te</text:span></text:span><text:span text:style-name="Strong_20_Emphasis"><text:span text:style-name="T49">x</text:span></text:span><text:span text:style-name="Strong_20_Emphasis"><text:span text:style-name="T33">t </text:span></text:span><text:span text:style-name="Strong_20_Emphasis"><text:span text:style-name="T49">box</text:span></text:span><text:span text:style-name="T150">.</text:span></text:p>
      <text:p text:style-name="P7"/>
      <text:p text:style-name="P7"/>
      <text:p text:style-name="P52"><text:span text:style-name="T158">Not yet on Linux?</text:span><text:span text:style-name="T151"><text:tab/></text:span><text:span text:style-name="T156"><text:tab/></text:span><text:span text:style-name="T157">Use</text:span><text:span text:style-name="T152"> </text:span><text:span text:style-name="Strong_20_Emphasis"><text:span text:style-name="T160">Checklist </text:span></text:span><text:span text:style-name="Strong_20_Emphasis"><text:span text:style-name="T161">transfer</text:span></text:span><text:span text:style-name="T152"> o</text:span><text:span text:style-name="T155">n</text:span><text:span text:style-name="T15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3"> </text:span><text:span text:style-name="T155">u</text:span><text:span text:style-name="T153">nder </text:span><text:span text:style-name="T159">Linux</text:span><text:span text:style-name="T154">.</text:span></text:p>
      <text:p text:style-name="P47"><text:span text:style-name="T242">New installation?</text:span><text:span text:style-name="T244"><text:tab/></text:span><text:span text:style-name="T245"></text:span><text:span text:style-name="T246"><text:tab/>Start at chapter </text:span><text:span text:style-name="T243"><text:bookmark-ref text:reference-format="page" text:ref-name="__RefNumPara__4009_12717081281">2</text:bookmark-ref></text:span><text:span text:style-name="T243"><text:s text:c="2"/></text:span><text:span text:style-name="T243"><text:bookmark-ref text:reference-format="text" text:ref-name="__RefNumPara__4009_12717081281">Perform installation</text:bookmark-ref></text:span><text:span text:style-name="T247">.</text:span></text:p>
      <text:p text:style-name="P49"/>
      <text:p text:style-name="P51"><text:span text:style-name="Strong_20_Emphasis"><text:span text:style-name="T28"/></text:span></text:p>
      <text:list xml:id="list459548290" text:style-name="L1">
        <text:list-item>
          <text:p text:style-name="P97"><text:bookmark-start text:name="__RefNumPara__4083_1271708128"/>Prepar<text:span text:style-name="T256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3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3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3">Login any additional </text:span></text:span><text:span text:style-name="Definition"><text:span text:style-name="T231">USER</text:span></text:span><text:span text:style-name="User_20_Entry"><text:span text:style-name="T104">s</text:span></text:span><text:span text:style-name="User_20_Entry"><text:span text:style-name="T106">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3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1">Debian-</text:span></text:span><text:span text:style-name="Strong_20_Emphasis"><text:span text:style-name="T36">pa</text:span></text:span><text:span text:style-name="Strong_20_Emphasis"><text:span text:style-name="T50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59">T</text:span></text:span><text:span text:style-name="Strong_20_Emphasis"><text:span text:style-name="T40">ype</text:span></text:span><text:span text:style-name="Strong_20_Emphasis"><text:span text:style-name="T41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2"> </text:span></text:span><text:span text:style-name="Strong_20_Emphasis"><text:span text:style-name="T59">(p</text:span></text:span><text:span text:style-name="Strong_20_Emphasis"><text:span text:style-name="T36">ress the </text:span></text:span><text:span text:style-name="Strong_20_Emphasis"><text:span text:style-name="T137">Super</text:span></text:span><text:span text:style-name="Strong_20_Emphasis"><text:span text:style-name="T32"> </text:span></text:span><text:span text:style-name="Strong_20_Emphasis"><text:span text:style-name="T51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4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52"> </text:span></text:span><text:span text:style-name="Strong_20_Emphasis"><text:span text:style-name="T60">if</text:span></text:span><text:span text:style-name="Strong_20_Emphasis"><text:span text:style-name="T59"> needed) a</text:span></text:span><text:span text:style-name="Strong_20_Emphasis"><text:span text:style-name="T52">nd click the </text:span></text:span><text:span text:style-name="Strong_20_Emphasis"><text:span text:style-name="T75">Terminal</text:span></text:span><text:span text:style-name="Strong_20_Emphasis"><text:span text:style-name="T52"> ic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3">hree</text:span></text:span><text:span text:style-name="Strong_20_Emphasis"><text:span text:style-name="T37"> commands, each followed by the</text:span></text:span><text:span text:style-name="Strong_20_Emphasis"><text:span text:style-name="T42"> </text:span></text:span><text:span text:style-name="Strong_20_Emphasis"><text:span text:style-name="T1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12">sudo</text:span></text:span><text:span text:style-name="User_20_Entry"><text:span text:style-name="T113"> </text:span></text:span><text:span text:style-name="User_20_Entry"><text:span text:style-name="T11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13">wget karelzimmer.nl/</text:span></text:span><text:span text:style-name="User_20_Entry"><text:span text:style-name="T114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13">bash </text:span></text:span><text:span text:style-name="User_20_Entry"><text:span text:style-name="T114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3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3"><draw:control text:anchor-type="as-char" draw:z-index="19" draw:name="Vorm 7" draw:style-name="gr1" draw:text-style-name="P100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59">T</text:span></text:span><text:span text:style-name="Strong_20_Emphasis"><text:span text:style-name="T38">ype </text:span></text:span><text:span text:style-name="Strong_20_Emphasis"><text:span text:style-name="T77">menu</text:span></text:span><text:span text:style-name="Strong_20_Emphasis"><text:span text:style-name="T38"> </text:span></text:span><text:span text:style-name="Strong_20_Emphasis"><text:span text:style-name="T59">(p</text:span></text:span><text:span text:style-name="Strong_20_Emphasis"><text:span text:style-name="T38">ress the</text:span></text:span><text:span text:style-name="Strong_20_Emphasis"><text:span text:style-name="T39"> </text:span></text:span><text:span text:style-name="Strong_20_Emphasis"><text:span text:style-name="T137">Super</text:span></text:span><text:span text:style-name="Strong_20_Emphasis"><text:span text:style-name="T38"> key</text:span></text:span><text:span text:style-name="Strong_20_Emphasis"><text:span text:style-name="T135"> </text:span></text:span><text:span text:style-name="Strong_20_Emphasis"><text:span text:style-name="T136">if</text:span></text:span><text:span text:style-name="Strong_20_Emphasis"><text:span text:style-name="T134"> needed) </text:span></text:span><text:span text:style-name="Strong_20_Emphasis"><text:span text:style-name="T38">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38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4">Select </text:span></text:span><text:span text:style-name="Strong_20_Emphasis"><text:span text:style-name="T78">1 <text:s/>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3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04303714531809" text:continue-numbering="true" text:style-name="L1">
        <text:list-item>
          <text:p text:style-name="P96"><text:bookmark-start text:name="__RefNumPara__4009_12717081281"/><text:span text:style-name="Strong_20_Emphasis"><text:span text:style-name="T163">Perform installation</text:span></text:span><text:bookmark-end text:name="__RefNumPara__4009_12717081281"/></text:p>
        </text:list-item>
      </text:list>
      <text:p text:style-name="P71"><text:span text:style-name="Strong_20_Emphasis"><text:span text:style-name="T16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3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164">Boot the computer from</text:span><text:span text:style-name="T166"><text:note text:id="ftn5" text:note-class="footnote"><text:note-citation>1</text:note-citation><text:note-body><text:p text:style-name="P94"><text:span text:style-name="T107">Boot menu/Setup via one of the </text:span><text:span text:style-name="T108">f</text:span><text:span text:style-name="T107">requently used keys:</text:span> <text:span text:style-name="T255">Esc</text:span><text:span text:style-name="T248">, </text:span><text:span text:style-name="T255">Delete</text:span><text:span text:style-name="T248">, </text:span><text:span text:style-name="T255">F1</text:span><text:span text:style-name="T248">, </text:span><text:span text:style-name="T255">F2</text:span><text:span text:style-name="T248">, </text:span><text:span text:style-name="T255">F9</text:span><text:span text:style-name="T248">, </text:span><text:span text:style-name="T255">F10</text:span><text:span text:style-name="T248">, </text:span><text:span text:style-name="T255">F11</text:span><text:span text:style-name="T248">, </text:span><text:span text:style-name="T252">or </text:span><text:span text:style-name="T255">F12</text:span><text:span text:style-name="T248">.</text:span></text:p></text:note-body></text:note></text:span><text:span text:style-name="T164"> an </text:span><text:span text:style-name="T139"><text:user-field-get text:name="Distro">Debian</text:user-field-get></text:span><text:span text:style-name="T140"><text:s/></text:span><text:span text:style-name="T140"><text:user-field-get text:name="Version">12</text:user-field-get></text:span><text:span text:style-name="T140"><text:s/></text:span><text:span text:style-name="T145">LTS</text:span><text:span text:style-name="Strong_20_Emphasis"><text:span text:style-name="T141"> </text:span></text:span><text:span text:style-name="Strong_20_Emphasis"><text:span text:style-name="T143"><text:user-field-get text:name="Edition">Desktop</text:user-field-get></text:span></text:span><text:span text:style-name="Strong_20_Emphasis"><text:span text:style-name="T143"><text:s/></text:span></text:span><text:span text:style-name="T165">Live</text:span><text:span text:style-name="T92"><text:note text:id="ftn6" text:note-class="footnote"><text:note-citation>2</text:note-citation><text:note-body><text:p text:style-name="P8"><text:span text:style-name="T229">From a Live USB stick you can boot and work with </text:span><text:span text:style-name="Strong_20_Emphasis"><text:span text:style-name="T169"><text:user-field-get text:name="Distro">Debian</text:user-field-get></text:span></text:span><text:span text:style-name="Strong_20_Emphasis"><text:span text:style-name="T169"><text:s/></text:span></text:span><text:span text:style-name="T229">without modifying any files on the hard drive and also allows installation of </text:span><text:span text:style-name="Strong_20_Emphasis"><text:span text:style-name="T169"><text:user-field-get text:name="Distro">Debian</text:user-field-get></text:span></text:span><text:span text:style-name="Strong_20_Emphasis"><text:span text:style-name="T169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3"><text:span text:style-name="Strong_20_Emphasis"><text:span text:style-name="T101">Create a bootable USB stick:<text:line-break/>Download a CD image file (.iso) from</text:span></text:span><text:span text:style-name="Strong_20_Emphasis"><text:span text:style-name="T100"> </text:span></text:span><text:a xlink:type="simple" xlink:href="https://www.debian.org/" text:style-name="Internet_20_link" text:visited-style-name="Visited_20_Internet_20_Link"><text:span text:style-name="Strong_20_Emphasis"><text:span text:style-name="T232">debian.org</text:span></text:span></text:a><text:span text:style-name="Strong_20_Emphasis"><text:span text:style-name="T100">, </text:span></text:span><text:span text:style-name="Strong_20_Emphasis"><text:span text:style-name="T102">click </text:span></text:span><text:span text:style-name="Strong_20_Emphasis"><text:span text:style-name="T105">Other downloads</text:span></text:span><text:span text:style-name="Strong_20_Emphasis"><text:span text:style-name="T102"> (under Downloads) and then click </text:span></text:span><text:span text:style-name="Strong_20_Emphasis"><text:span text:style-name="T105">Live Gnome</text:span></text:span><text:span text:style-name="Strong_20_Emphasis"><text:span text:style-name="T102"> (under Try </text:span></text:span><text:span text:style-name="Strong_20_Emphasis"><text:span text:style-name="T102"><text:user-field-get text:name="Distro">Debian</text:user-field-get></text:span></text:span><text:span text:style-name="Strong_20_Emphasis"><text:span text:style-name="T102"><text:s/>live before installing).</text:span></text:span><text:span text:style-name="Strong_20_Emphasis"><text:span text:style-name="T101"><text:line-break/></text:span></text:span><text:span text:style-name="Strong_20_Emphasis"><text:span text:style-name="T109">The next steps are described in </text:span></text:span><text:span text:style-name="Strong_20_Emphasis"><text:span text:style-name="T110">Linux informati</text:span></text:span><text:span text:style-name="Strong_20_Emphasis"><text:span text:style-name="T111">on</text:span></text:span><text:span text:style-name="Strong_20_Emphasis"><text:span text:style-name="T10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Strong_20_Emphasis"><text:span text:style-name="T109">, under </text:span></text:span><text:span text:style-name="Strong_20_Emphasis"><text:span text:style-name="T110">Linux</text:span></text:span><text:span text:style-name="Strong_20_Emphasis"><text:span text:style-name="T109">.</text:span></text:span></text:p></text:note-body></text:note>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5">Select </text:span></text:span><text:span text:style-name="Strong_20_Emphasis"><text:span text:style-name="T97">Live </text:span></text:span><text:span text:style-name="Strong_20_Emphasis"><text:span text:style-name="T98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3"><draw:control text:anchor-type="as-char" draw:z-index="20" draw:name="Vorm4_ 1" draw:style-name="gr1" draw:text-style-name="P100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25">Follow the instructions on the </text:span></text:span><text:span text:style-name="Strong_20_Emphasis"><text:span text:style-name="T126">welcome screens</text:span></text:span><text:span text:style-name="Strong_20_Emphasis"><text:span text:style-name="T12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3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2">When prompted for a password, type '<text:span text:style-name="T253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29">Follow the instructions on the </text:span></text:span><text:span text:style-name="Strong_20_Emphasis"><text:span text:style-name="T130">installation</text:span></text:span><text:span text:style-name="Strong_20_Emphasis"><text:span text:style-name="T131"> screen</text:span></text:span><text:span text:style-name="Strong_20_Emphasis"><text:span text:style-name="T129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6"><draw:control text:anchor-type="as-char" draw:z-index="23" draw:name="Vorm13_ 1" draw:style-name="gr1" draw:text-style-name="P100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57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6"/></text:span></text:p>
          </table:table-cell>
          <table:table-cell table:style-name="_32_._5f_Installatie_5f_uitvoeren.C10" office:value-type="string">
            <text:p text:style-name="P31"><text:span text:style-name="T260">At</text:span> <text:span text:style-name="T257">Regio</text:span><text:span text:style-name="T259">n</text:span> <text:span text:style-name="T260">choose</text:span> <text:span text:style-name="T257">Europ</text:span><text:span text:style-name="T25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3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7"><text:span text:style-name="Strong_20_Emphasis"><text:span text:style-name="T66"/></text:span></text:p>
      <text:list xml:id="list104304894156169" text:continue-numbering="true" text:style-name="L1">
        <text:list-item>
          <text:p text:style-name="P99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3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3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2">Debian-</text:span></text:span><text:span text:style-name="Strong_20_Emphasis"><text:span text:style-name="T36">pa</text:span></text:span><text:span text:style-name="Strong_20_Emphasis"><text:span text:style-name="T50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58">T</text:span></text:span><text:span text:style-name="Strong_20_Emphasis"><text:span text:style-name="T40">ype</text:span></text:span><text:span text:style-name="Strong_20_Emphasis"><text:span text:style-name="T41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2"> </text:span></text:span><text:span text:style-name="Strong_20_Emphasis"><text:span text:style-name="T59">(p</text:span></text:span><text:span text:style-name="Strong_20_Emphasis"><text:span text:style-name="T38">ress the</text:span></text:span><text:span text:style-name="Strong_20_Emphasis"><text:span text:style-name="T39"> </text:span></text:span><text:span text:style-name="Strong_20_Emphasis"><text:span text:style-name="T137">Super</text:span></text:span><text:span text:style-name="Strong_20_Emphasis"><text:span text:style-name="T38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4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135"> </text:span></text:span><text:span text:style-name="Strong_20_Emphasis"><text:span text:style-name="T136">if</text:span></text:span><text:span text:style-name="Strong_20_Emphasis"><text:span text:style-name="T134"> needed) </text:span></text:span><text:span text:style-name="Strong_20_Emphasis"><text:span text:style-name="T52">and click the </text:span></text:span><text:span text:style-name="Strong_20_Emphasis"><text:span text:style-name="T75">Terminal</text:span></text:span><text:span text:style-name="Strong_20_Emphasis"><text:span text:style-name="T52"> ico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2"> </text:span></text:span><text:span text:style-name="Strong_20_Emphasis"><text:span text:style-name="T1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12">sudo</text:span></text:span><text:span text:style-name="User_20_Entry"><text:span text:style-name="T113"> </text:span></text:span><text:span text:style-name="User_20_Entry"><text:span text:style-name="T11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13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13">bash 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3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59">T</text:span></text:span><text:span text:style-name="Strong_20_Emphasis"><text:span text:style-name="T46">ype </text:span></text:span><text:span text:style-name="Strong_20_Emphasis"><text:span text:style-name="T79">menu</text:span></text:span><text:span text:style-name="Strong_20_Emphasis"><text:span text:style-name="T46"> </text:span></text:span><text:span text:style-name="Strong_20_Emphasis"><text:span text:style-name="T59">(p</text:span></text:span><text:span text:style-name="Strong_20_Emphasis"><text:span text:style-name="T38">ress the</text:span></text:span><text:span text:style-name="Strong_20_Emphasis"><text:span text:style-name="T39"> </text:span></text:span><text:span text:style-name="Strong_20_Emphasis"><text:span text:style-name="T137">Super</text:span></text:span><text:span text:style-name="Strong_20_Emphasis"><text:span text:style-name="T38"> key</text:span></text:span><text:span text:style-name="Strong_20_Emphasis"><text:span text:style-name="T135"> </text:span></text:span><text:span text:style-name="Strong_20_Emphasis"><text:span text:style-name="T136">if</text:span></text:span><text:span text:style-name="Strong_20_Emphasis"><text:span text:style-name="T134"> needed) </text:span></text:span><text:span text:style-name="Strong_20_Emphasis"><text:span text:style-name="T46">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5">Se</text:span></text:span><text:span text:style-name="Strong_20_Emphasis"><text:span text:style-name="T54">lect</text:span></text:span><text:span text:style-name="Strong_20_Emphasis"><text:span text:style-name="T45"> </text:span></text:span><text:span text:style-name="Strong_20_Emphasis"><text:span text:style-name="T86">3</text:span></text:span><text:span text:style-name="Strong_20_Emphasis"><text:span text:style-name="T122"> <text:s/></text:span></text:span><text:span text:style-name="Strong_20_Emphasis"><text:span text:style-name="T123">Finish installatio</text:span></text:span><text:span text:style-name="Strong_20_Emphasis"><text:span text:style-name="T124">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3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3"/></text:span></text:p>
      <text:list xml:id="list104304170018697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34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3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3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27">Login any additional </text:span></text:span><text:span text:style-name="Definition"><text:span text:style-name="T230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7">user</text:span></text:span><text:span text:style-name="Definition"><text:span text:style-name="T251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58">T</text:span></text:span><text:span text:style-name="Strong_20_Emphasis"><text:span text:style-name="T47">ype </text:span></text:span><text:span text:style-name="Strong_20_Emphasis"><text:span text:style-name="T80">menu</text:span></text:span><text:span text:style-name="Strong_20_Emphasis"><text:span text:style-name="T47"> </text:span></text:span><text:span text:style-name="Strong_20_Emphasis"><text:span text:style-name="T59">(p</text:span></text:span><text:span text:style-name="Strong_20_Emphasis"><text:span text:style-name="T38">ress the</text:span></text:span><text:span text:style-name="Strong_20_Emphasis"><text:span text:style-name="T39"> </text:span></text:span><text:span text:style-name="Strong_20_Emphasis"><text:span text:style-name="T137">Super</text:span></text:span><text:span text:style-name="Strong_20_Emphasis"><text:span text:style-name="T38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4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135"> </text:span></text:span><text:span text:style-name="Strong_20_Emphasis"><text:span text:style-name="T136">if</text:span></text:span><text:span text:style-name="Strong_20_Emphasis"><text:span text:style-name="T134"> needed) </text:span></text:span><text:span text:style-name="Strong_20_Emphasis"><text:span text:style-name="T47">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5">Select</text:span></text:span><text:span text:style-name="Strong_20_Emphasis"><text:span text:style-name="T45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3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44">End of checklist,</text:span><text:span text:style-name="T142"> </text:span><text:span text:style-name="T142"><text:user-field-get text:name="Distro">Debian</text:user-field-get></text:span><text:span text:style-name="T140"><text:s/></text:span><text:span text:style-name="T140"><text:user-field-get text:name="Version">12</text:user-field-get></text:span><text:span text:style-name="Strong_20_Emphasis"><text:span text:style-name="T141"><text:s/></text:span></text:span><text:span text:style-name="Strong_20_Emphasis"><text:span text:style-name="T145">LTS </text:span></text:span><text:span text:style-name="Strong_20_Emphasis"><text:span text:style-name="T143"><text:user-field-get text:name="Edition">Desktop</text:user-field-get></text:span></text:span><text:span text:style-name="Strong_20_Emphasis"><text:span text:style-name="T143"><text:s/></text:span></text:span><text:span text:style-name="Strong_20_Emphasis"><text:span text:style-name="T144">installation is complete.</text:span></text:span></text:p>
      <text:p text:style-name="P45"/>
      <text:p text:style-name="P55"><text:span text:style-name="Emphasis"><text:span text:style-name="T239">Written</text:span></text:span><text:span text:style-name="Emphasis"><text:span text:style-name="T237"> </text:span></text:span><text:span text:style-name="Emphasis"><text:span text:style-name="T239">by</text:span></text:span><text:span text:style-name="Emphasis"><text:span text:style-name="T23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37">, </text:span></text:span><text:a xlink:type="simple" xlink:href="https://creativecommons.org/publicdomain/zero/1.0" text:style-name="Internet_20_link" text:visited-style-name="Visited_20_Internet_20_Link"><text:span text:style-name="Emphasis"><text:span text:style-name="T240">CC0 1.0 Universal</text:span></text:span></text:a><text:span text:style-name="Emphasis"><text:span text:style-name="T237">, </text:span></text:span><text:span text:style-name="Strong_20_Emphasis"><text:span text:style-name="T43"><text:user-field-get text:name="Releaseyear">2023</text:user-field-get></text:span></text:span><text:span text:style-name="Strong_20_Emphasis"><text:span text:style-name="T43">-</text:span></text:span><text:span text:style-name="Strong_20_Emphasis"><text:span text:style-name="T43"><text:date style:data-style-name="N10111" text:date-value="2023-05-13T10:11:41.587769854" text:fixed="true">2023</text:date></text:span></text:span><text:span text:style-name="Emphasis"><text:span text:style-name="T24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1-20T10:43:02.728757732">20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0T10:43:02.600967237</dc:date>
    <meta:keyword>Installatie</meta:keyword>
    <meta:keyword>Checklist</meta:keyword>
    <meta:keyword>Linux</meta:keyword>
    <meta:editing-cycles>6915</meta:editing-cycles>
    <meta:editing-duration>P12DT5H24M40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7" meta:character-count="3694" meta:non-whitespace-character-count="3140"/>
    <meta:user-defined meta:name="Info 1"/>
    <meta:user-defined meta:name="Info 2"/>
    <meta:user-defined meta:name="Info 3"/>
    <meta:user-defined meta:name="Info 4"/>
  </office:meta>
</office:document-meta>
</file>